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1126BBB3B9AB1EFAB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egoe UI" svg:font-family="'Segoe UI', system-ui, 'Apple Color Emoji', 'Segoe UI Emoji', sans-serif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Huni_Quorum Medium BT" svg:font-family="'Huni_Quorum Medium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Sendnya" svg:font-family="Sendnya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2.9535in" style:type="right"/>
          <style:tab-stop style:position="3.3472in"/>
          <style:tab-stop style:position="6.3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67f7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Num2">
      <style:paragraph-properties fo:text-align="justify" style:justify-single-word="false"/>
      <style:text-properties officeooo:paragraph-rsid="00067f7a"/>
    </style:style>
    <style:style style:name="P7" style:family="paragraph" style:parent-style-name="Standard" style:list-style-name="WWNum2">
      <style:paragraph-properties fo:text-align="justify" style:justify-single-word="false"/>
      <style:text-properties officeooo:paragraph-rsid="00072f3e"/>
    </style:style>
    <style:style style:name="P8" style:family="paragraph" style:parent-style-name="Standard" style:list-style-name="WWNum2">
      <style:paragraph-properties fo:text-align="justify" style:justify-single-word="false"/>
      <style:text-properties fo:font-size="12pt" officeooo:rsid="00072f3e" officeooo:paragraph-rsid="00072f3e" style:font-size-asian="12pt" style:language-asian="en" style:country-asian="US" style:font-name-complex="Sendnya" style:font-size-complex="12pt"/>
    </style:style>
    <style:style style:name="P9" style:family="paragraph" style:parent-style-name="Standard">
      <style:paragraph-properties fo:margin-top="0in" fo:margin-bottom="0.0835in" style:contextual-spacing="false" fo:text-align="justify" style:justify-single-word="false"/>
    </style:style>
    <style:style style:name="P10" style:family="paragraph" style:parent-style-name="Standard">
      <style:paragraph-properties fo:margin-top="0in" fo:margin-bottom="0.0835in" style:contextual-spacing="false" fo:text-align="justify" style:justify-single-word="false"/>
      <style:text-properties officeooo:paragraph-rsid="00092ebb"/>
    </style:style>
    <style:style style:name="P11" style:family="paragraph" style:parent-style-name="Standard">
      <style:paragraph-properties fo:margin-left="1.5752in" fo:margin-right="-0.0075in" fo:text-align="justify" style:justify-single-word="false" fo:text-indent="-1.5752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1.5752in" fo:margin-right="-0.0075in" fo:text-align="justify" style:justify-single-word="false" fo:text-indent="-1.5752in" style:auto-text-indent="false"/>
    </style:style>
    <style:style style:name="P13" style:family="paragraph" style:parent-style-name="Standard">
      <style:paragraph-properties fo:margin-left="0in" fo:margin-right="-0.0075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3.9374in" fo:margin-right="-0.0075in" fo:text-align="center" style:justify-single-word="false" fo:text-indent="0in" style:auto-text-indent="false"/>
    </style:style>
    <style:style style:name="P15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2" style:family="text">
      <style:text-properties fo:font-size="14pt" fo:font-weight="bold" officeooo:rsid="00067f7a" style:font-size-asian="14pt" style:language-asian="en" style:country-asian="US" style:font-weight-asian="bold" style:font-name-complex="Sendnya" style:font-size-complex="14pt" style:font-weight-complex="bold"/>
    </style:style>
    <style:style style:name="T3" style:family="text">
      <style:text-properties fo:font-size="18pt" style:font-size-asian="18pt" style:font-name-complex="Times New Roman2" style:font-size-complex="18pt"/>
    </style:style>
    <style:style style:name="T4" style:family="text">
      <style:text-properties style:font-name-complex="Times New Roman2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Huni_Quorum Medium BT" fo:font-size="8.5pt" fo:language="es" fo:country="ES" style:font-size-asian="8.5pt" style:font-size-complex="8.5pt"/>
    </style:style>
    <style:style style:name="T7" style:family="text">
      <style:text-properties officeooo:rsid="00067f7a"/>
    </style:style>
    <style:style style:name="T8" style:family="text">
      <style:text-properties fo:font-size="12pt" officeooo:rsid="00067f7a" style:font-size-asian="12pt" style:language-asian="en" style:country-asian="US" style:font-name-complex="Sendnya" style:font-size-complex="12pt"/>
    </style:style>
    <style:style style:name="T9" style:family="text">
      <style:text-properties fo:font-size="12pt" officeooo:rsid="00072f3e" style:font-size-asian="12pt" style:language-asian="en" style:country-asian="US" style:font-name-complex="Sendnya" style:font-size-complex="12pt"/>
    </style:style>
    <style:style style:name="T10" style:family="text">
      <style:text-properties fo:font-size="12pt" officeooo:rsid="00072f5f" style:font-size-asian="12pt" style:language-asian="en" style:country-asian="US" style:font-name-complex="Sendnya" style:font-size-complex="12pt"/>
    </style:style>
    <style:style style:name="T11" style:family="text">
      <style:text-properties fo:font-size="12pt" officeooo:rsid="00092ebb" style:font-size-asian="12pt" style:language-asian="en" style:country-asian="US" style:font-name-complex="Sendnya" style:font-size-complex="12pt"/>
    </style:style>
    <style:style style:name="T12" style:family="text">
      <style:text-properties fo:font-size="12pt" officeooo:rsid="000c6135" style:font-size-asian="12pt" style:language-asian="en" style:country-asian="US" style:font-name-complex="Sendnya" style:font-size-complex="12pt"/>
    </style:style>
    <style:style style:name="T13" style:family="text">
      <style:text-properties fo:font-size="12pt" officeooo:rsid="000e0613" style:font-size-asian="12pt" style:language-asian="en" style:country-asian="US" style:font-name-complex="Sendnya" style:font-size-complex="12pt"/>
    </style:style>
    <style:style style:name="T14" style:family="text">
      <style:text-properties officeooo:rsid="00072f3e"/>
    </style:style>
    <style:style style:name="T15" style:family="text">
      <style:text-properties officeooo:rsid="00072f5f"/>
    </style:style>
    <style:style style:name="T16" style:family="text">
      <style:text-properties officeooo:rsid="000c6135"/>
    </style:style>
    <style:style style:name="T17" style:family="text">
      <style:text-properties officeooo:rsid="000e061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102in" fo:margin-right="0.0102in" fo:margin-top="0.0189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SZAKDOLGOZAT FELADAT</text:span></text:h>
      <text:p text:style-name="P3"><text:span text:style-name="T2">Sövény Gergely Máté</text:span></text:p>
      <text:p text:style-name="P3">szigorló villamosmérnök hallgató részére</text:p>
      <text:p text:style-name="P3"/>
      <text:p text:style-name="P3"/>
      <text:p text:style-name="P4"><text:span text:style-name="T3">Inverter szabályozási eljárás kialakítása </text:span></text:p>
      <text:p text:style-name="P4"><text:span text:style-name="T3">feszültségminőség javítására</text:span></text:p>
      <text:p text:style-name="P5"/>
      <text:p text:style-name="P10"><text:span text:style-name="T10">Újfajta szabályozási eljárásokra és tarifázásra van szükség annak érdekében, </text:span><text:span text:style-name="T11">hogy úgy növekedhessen a megújulók penetrációja, hogy ennek hatására javul a közcélú elosztóhálózaton a szolgáltatás minősége és megbízhatósága. </text:span><text:span text:style-name="T12">Az újgenerációs smart grid eszözök fogják lehetővé tenni a kisfeszültségű hálózat szenzorozottságának ugrásszerű javulását, ezzel elérve, hogy a ténylegesen beépíthető megújuló teljesítmény és a hátózatfejlesztési beruházások szükségessége méréssel alátámasztott műszaki indokokkal kerüljön meghatározásra. </text:span></text:p>
      <text:p text:style-name="P9">A hallgató feladata a <text:span text:style-name="T8">kisfeszütségre inverteren keresztül csatlakozó háztartási méretű kiserőművek hatásának vizsgálata</text:span><text:span text:style-name="T4">:</text:span></text:p>
      <text:list xml:id="list495621" text:style-name="WWNum2">
        <text:list-item>
          <text:p text:style-name="P7"><text:span text:style-name="T14">Ismertesse a feszütségminőségi problémák típusait, súlyosságát és indokolja meg azok javítás</text:span><text:span text:style-name="T9">ának</text:span><text:span text:style-name="T14"> szükségességét. </text:span></text:p>
        </text:list-item>
        <text:list-item>
          <text:p text:style-name="P6"><text:span text:style-name="T7">Szimuláció</text:span><text:span text:style-name="T8">s vizsgálaton keresztül</text:span><text:span text:style-name="T7"> mutassa be az inverterek feszütségminőség javít</text:span><text:span text:style-name="T9">ást</text:span><text:span text:style-name="T7"> lehető</text:span><text:span text:style-name="T9">vé tevő</text:span><text:span text:style-name="T7"> speciális szabá</text:span><text:span text:style-name="T8">ly</text:span><text:span text:style-name="T7">ozási </text:span><text:span text:style-name="T14">eljárásokat</text:span><text:span text:style-name="T7">, elsősorban</text:span></text:p>
          <text:list>
            <text:list-item>
              <text:p text:style-name="P6"><text:span text:style-name="T7">a feszültségaszimmetria </text:span><text:span text:style-name="T8">csökkentésének lehetőségét</text:span></text:p>
            </text:list-item>
            <text:list-item>
              <text:p text:style-name="P6"><text:span text:style-name="T8">a feszültség harmonikustartalmának (THD) csökkentését</text:span></text:p>
            </text:list-item>
          </text:list>
        </text:list-item>
        <text:list-item>
          <text:p text:style-name="P8">A vizsgálatok során térjen ki a speciális szabályozás miatt az invererekben fellétő többlet terhelés hatására, a passzív- és félvezető elemek méretezési kérdéseire <text:span text:style-name="T17">és ezek költségvnzatára</text:span>.</text:p>
        </text:list-item>
        <text:list-item>
          <text:p text:style-name="P7"><text:span text:style-name="T9">Adjon javaslatot a energiapiaci tarifák esetleges újraszervezésére, mely piaci alapon motiválja majd a termelőket a feszültségminőség javítására </text:span><text:span text:style-name="T13">valamint a valósidejű adatszolgáltatásra.</text:span></text:p>
        </text:list-item>
      </text:list>
      <text:p text:style-name="P11"/>
      <text:p text:style-name="P11"/>
      <text:p text:style-name="P12"><text:span text:style-name="T5">Tanszéki konzulens:</text:span><text:tab/>Dr. Divényi Dániel, egyetemi adjunktus<text:bookmark text:name="_GoBack"/></text:p>
      <text:p text:style-name="P11"/>
      <text:p text:style-name="P13"/>
      <text:p text:style-name="P13">Budapest, <text:span text:style-name="T10">2020. október 9.</text:span></text:p>
      <text:p text:style-name="P13"/>
      <text:p text:style-name="P13"/>
      <text:p text:style-name="P14"/>
      <text:p text:style-name="P14"/>
      <text:p text:style-name="P14"/>
      <text:p text:style-name="P14">Dr. Kiss István</text:p>
      <text:p text:style-name="P14">egyetemi docens</text:p>
      <text:p text:style-name="P14">tanszékvezető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egoe UI" svg:font-family="'Segoe UI', system-ui, 'Apple Color Emoji', 'Segoe UI Emoji', sans-serif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Huni_Quorum Medium BT" svg:font-family="'Huni_Quorum Medium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Sendnya" svg:font-family="Sendnya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2" style:font-size-asian="10pt" style:language-asian="hu" style:country-asian="H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hu" fo:country="HU" style:letter-kerning="false" style:font-name-asian="Times New Roman2" style:font-size-asian="10pt" style:language-asian="hu" style:country-asian="H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en" style:country-asian="US" style:font-name-complex="Sendnya" style:font-family-complex="Sendnya" style:font-family-generic-complex="system" style:font-pitch-complex="variable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50%" fo:text-align="justify" style:justify-single-word="false" fo:text-indent="0.4925in" style:auto-text-indent="false"/>
      <style:text-properties style:font-name="Garamond" fo:font-family="Garamond" style:font-family-generic="roman" style:font-pitch="variable" style:font-name-complex="Garamond1" style:font-family-complex="Garamond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1" style:list-style-name="" style:class="chapter">
      <style:paragraph-properties fo:margin-left="0in" fo:margin-right="0in" fo:margin-top="0.1665in" fo:margin-bottom="0.0417in" style:contextual-spacing="false" fo:line-height="150%" fo:text-align="center" style:justify-single-word="false" fo:text-indent="0.4925in" style:auto-text-indent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Bullet_20_lista" style:display-name="Bullet lista" style:family="paragraph" style:parent-style-name="Standard" style:default-outline-level="" style:list-style-name="WWNum1">
      <style:paragraph-properties fo:margin-top="0in" fo:margin-bottom="0.0835in" style:contextual-spacing="false" fo:text-align="justify" style:justify-single-word="fals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  <style:text-properties style:language-asian="hu" style:country-asian="H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Default_20_Paragraph_20_Font" style:display-name="Default Paragraph Font" style:family="text"/>
    <style:style style:name="Dokumentumtérkép_20_Char" style:display-name="Dokumentumtérké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Élőláb_20_Char" style:display-name="Élőláb Char" style:family="text" style:parent-style-name="Default_20_Paragraph_20_Font">
      <style:text-properties fo:font-size="12pt" style:font-size-asian="12pt" style:language-asian="en" style:country-asian="US" style:font-name-complex="Sendnya" style:font-family-complex="Sendnya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style:language-asian="en" style:country-asian="US" style:font-name-complex="Sendnya" style:font-family-complex="Sendnya" style:font-family-generic-complex="system" style:font-pitch-complex="variable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  <number:text>. </number:text>
      <number:month number:style="long" number:textual="true"/>
      <number:text> </number:text>
      <number:day/>
      <number:text>.</number:text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  <style:text-properties fo:font-size="18pt"/>
    </style:style>
    <style:style style:name="MP3" style:family="paragraph" style:parent-style-name="Footer">
      <style:paragraph-properties>
        <style:tab-stops>
          <style:tab-stop style:position="2.9535in" style:type="right"/>
          <style:tab-stop style:position="3.3472in"/>
          <style:tab-stop style:position="6.3in" style:type="right"/>
        </style:tab-stops>
      </style:paragraph-properties>
    </style:style>
    <style:style style:name="MT1" style:family="text">
      <style:text-properties style:font-name="Huni_Quorum Medium BT" fo:font-size="8.5pt" fo:language="es" fo:country="ES" style:font-size-asian="8.5pt" style:font-size-complex="8.5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102in" fo:margin-right="0.0102in" fo:margin-top="0.0189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25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Kép 1" text:anchor-type="as-char" svg:width="2.1043in" svg:height="0.5937in" draw:z-index="0"><draw:image xlink:href="Pictures/10000000000003CC000001126BBB3B9AB1EFABDB.png" xlink:type="simple" xlink:show="embed" xlink:actuate="onLoad" draw:mime-type="image/png"/><svg:desc>tszvez_fejl</svg:desc></draw:frame></text:p>
        <text:p text:style-name="Header"/>
      </style:header>
      <style:footer>
        <text:p text:style-name="Footer"><draw:line text:anchor-type="paragraph" draw:z-index="1" draw:name="Line 2" draw:style-name="Mgr1" draw:text-style-name="MP2" svg:x1="0in" svg:y1="0.0709in" svg:x2="6.25in" svg:y2="0.0709in"><text:p/></draw:line></text:p>
        <text:p text:style-name="MP3"><text:span text:style-name="MT1"><text:tab/>Budapesti Műszaki és Gazdaságtudományi Egyetem<text:tab/>1111 Budapest, Egry József u. 18. III-IV. em.</text:span></text:p>
        <text:p text:style-name="MP3"><text:span text:style-name="MT1"><text:tab/>Villamosmérnöki és Informatikai Kar<text:tab/>Telefon: 463-2904, Fax: 463 3600</text:span></text:p>
        <text:p text:style-name="MP3"><text:span text:style-name="MT1"><text:tab/>Villamos Energetika Tanszék<text:tab/>http://www.vet.bme.hu • E-mail: tszvez@vet.bme.hu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zakdolgozat / diplomaterv kiírás sablon</dc:title>
    <meta:initial-creator>Divényi Dániel</meta:initial-creator>
    <meta:editing-cycles>8</meta:editing-cycles>
    <meta:print-date>2013-02-19T08:14:00</meta:print-date>
    <meta:creation-date>2014-03-04T12:59:00</meta:creation-date>
    <dc:date>2020-10-09T20:30:40.767000000</dc:date>
    <meta:editing-duration>PT8M5S</meta:editing-duration>
    <meta:generator>LibreOffice/7.0.0.3$Windows_X86_64 LibreOffice_project/8061b3e9204bef6b321a21033174034a5e2ea88e</meta:generator>
    <meta:document-statistic meta:table-count="0" meta:image-count="1" meta:object-count="0" meta:page-count="1" meta:paragraph-count="22" meta:word-count="222" meta:character-count="1906" meta:non-whitespace-character-count="1705"/>
    <meta:user-defined meta:name="AppVersion">15.0000</meta:user-defined>
    <meta:user-defined meta:name="Company">BME VIK D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zd_dt_kiiras" xlink:href=""/>
  </office:meta>
</office:document-meta>
</file>